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e4d8ef2120ecd1b0fdba3c7c1e8dc3a8" style:family="table-column">
      <style:table-column-properties fo:break-before="auto" style:use-optimal-column-width="false" style:column-width="6cm"/>
    </style:style>
    <style:style style:name="odsStyleTableColumn-8398ac8504f63d49acc8c6ef75f9cae6" style:family="table-column">
      <style:table-column-properties fo:break-before="auto" style:use-optimal-column-width="false" style:column-width="5cm"/>
    </style:style>
    <style:style style:name="odsStyleTableColumn-591f55eb8c99bb017ae638d40fbc3b9b" style:family="table-column">
      <style:table-column-properties fo:break-before="auto" style:use-optimal-column-width="false" style:column-width="3cm"/>
    </style:style>
    <style:style style:name="odsStyleTableCell-7d4e09613384a2177c5fb63cdb6c192e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def47e287c77f3f427f2998c6451cb7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def3e354717e09b2c41ed510a5993d48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267f5b2533560708e76aa4d35f7e6c13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c661d98921c414ed6bc01f9296b1f6af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ed30c83e82f19bd6b0e65c1daa09a699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e4d8ef2120ecd1b0fdba3c7c1e8dc3a8" table:default-cell-style-name="Default"/>
        <table:table-column table:style-name="odsStyleTableColumn-8398ac8504f63d49acc8c6ef75f9cae6" table:default-cell-style-name="Default"/>
        <table:table-column table:style-name="odsStyleTableColumn-591f55eb8c99bb017ae638d40fbc3b9b" table:default-cell-style-name="Default"/>
        <table:table-column table:style-name="odsStyleTableColumn-591f55eb8c99bb017ae638d40fbc3b9b" table:default-cell-style-name="Default"/>
        <table:table-column table:style-name="odsStyleTableColumn-591f55eb8c99bb017ae638d40fbc3b9b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7d4e09613384a2177c5fb63cdb6c192e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def47e287c77f3f427f2998c6451cb74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def47e287c77f3f427f2998c6451cb74" table:number-columns-spanned="5" table:number-rows-spanned="1" office:value-type="string">
            <text:p>TABLA No. 36-24</text:p>
          </table:table-cell>
          <table:covered-table-cell table:number-columns-repeated="4"/>
        </table:table-row>
        <table:table-row table:style-name="ro1">
          <table:table-cell table:style-name="odsStyleTableCell-def47e287c77f3f427f2998c6451cb74" table:number-columns-spanned="5" table:number-rows-spanned="1" office:value-type="string">
            <text:p>TABLA DE COTIZACIONES DEL 23 DE FEBRERO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def47e287c77f3f427f2998c6451cb74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def3e354717e09b2c41ed510a5993d48" office:value-type="string">
            <text:p>PAIS</text:p>
          </table:table-cell>
          <table:table-cell table:style-name="odsStyleTableCell-def3e354717e09b2c41ed510a5993d48" office:value-type="string">
            <text:p>UNIDAD MONETARIA</text:p>
          </table:table-cell>
          <table:table-cell table:style-name="odsStyleTableCell-def3e354717e09b2c41ed510a5993d48" office:value-type="string">
            <text:p>MONEDA</text:p>
          </table:table-cell>
          <table:table-cell table:style-name="odsStyleTableCell-def3e354717e09b2c41ed510a5993d48" office:value-type="string">
            <text:p>TIPO DE CAMBIO EN Bs POR UNIDAD DE MONEDA EXTRANJERA</text:p>
          </table:table-cell>
          <table:table-cell table:style-name="odsStyleTableCell-def3e354717e09b2c41ed510a5993d48" office:value-type="string">
            <text:p>TIPO DE CAMBIO EN M.E.</text:p>
          </table:table-cell>
        </table:table-row>
        <table:table-row table:style-name="ro1">
          <table:table-cell table:style-name="odsStyleTableCell-267f5b2533560708e76aa4d35f7e6c13" office:value-type="string">
            <text:p>ESTADOS UNIDOS</text:p>
          </table:table-cell>
          <table:table-cell table:style-name="odsStyleTableCell-267f5b2533560708e76aa4d35f7e6c13" office:value-type="string">
            <text:p>DOLAR VENTA</text:p>
          </table:table-cell>
          <table:table-cell table:style-name="odsStyleTableCell-267f5b2533560708e76aa4d35f7e6c13" office:value-type="string">
            <text:p>USD.VENTA</text:p>
          </table:table-cell>
          <table:table-cell table:style-name="odsStyleTableCell-c661d98921c414ed6bc01f9296b1f6af" office:value-type="string">
            <text:p>6.96000</text:p>
          </table:table-cell>
          <table:table-cell table:style-name="odsStyleTableCell-c661d98921c414ed6bc01f9296b1f6af" office:value-type="string">
            <text:p/>
          </table:table-cell>
        </table:table-row>
        <table:table-row table:style-name="ro1">
          <table:table-cell table:style-name="odsStyleTableCell-267f5b2533560708e76aa4d35f7e6c13" office:value-type="string">
            <text:p>ESTADOS UNIDOS</text:p>
          </table:table-cell>
          <table:table-cell table:style-name="odsStyleTableCell-267f5b2533560708e76aa4d35f7e6c13" office:value-type="string">
            <text:p>DOLAR COMPRA</text:p>
          </table:table-cell>
          <table:table-cell table:style-name="odsStyleTableCell-267f5b2533560708e76aa4d35f7e6c13" office:value-type="string">
            <text:p>USD.COMPRA</text:p>
          </table:table-cell>
          <table:table-cell table:style-name="odsStyleTableCell-c661d98921c414ed6bc01f9296b1f6af" office:value-type="string">
            <text:p>6.86000</text:p>
          </table:table-cell>
          <table:table-cell table:style-name="odsStyleTableCell-c661d98921c414ed6bc01f9296b1f6af" office:value-type="string">
            <text:p/>
          </table:table-cell>
        </table:table-row>
        <table:table-row table:style-name="ro1">
          <table:table-cell table:style-name="odsStyleTableCell-267f5b2533560708e76aa4d35f7e6c13" office:value-type="string">
            <text:p>UNION EUROPEA</text:p>
          </table:table-cell>
          <table:table-cell table:style-name="odsStyleTableCell-267f5b2533560708e76aa4d35f7e6c13" office:value-type="string">
            <text:p>EURO</text:p>
          </table:table-cell>
          <table:table-cell table:style-name="odsStyleTableCell-267f5b2533560708e76aa4d35f7e6c13" office:value-type="string">
            <text:p>EUR</text:p>
          </table:table-cell>
          <table:table-cell table:style-name="odsStyleTableCell-c661d98921c414ed6bc01f9296b1f6af" office:value-type="string">
            <text:p>7.42456</text:p>
          </table:table-cell>
          <table:table-cell table:style-name="odsStyleTableCell-c661d98921c414ed6bc01f9296b1f6af" office:value-type="string">
            <text:p>0.92396</text:p>
          </table:table-cell>
        </table:table-row>
        <table:table-row table:style-name="ro1">
          <table:table-cell table:style-name="odsStyleTableCell-267f5b2533560708e76aa4d35f7e6c13" office:value-type="string">
            <text:p>JAPON</text:p>
          </table:table-cell>
          <table:table-cell table:style-name="odsStyleTableCell-267f5b2533560708e76aa4d35f7e6c13" office:value-type="string">
            <text:p>YEN</text:p>
          </table:table-cell>
          <table:table-cell table:style-name="odsStyleTableCell-267f5b2533560708e76aa4d35f7e6c13" office:value-type="string">
            <text:p>JPY</text:p>
          </table:table-cell>
          <table:table-cell table:style-name="odsStyleTableCell-c661d98921c414ed6bc01f9296b1f6af" office:value-type="string">
            <text:p>0.04557</text:p>
          </table:table-cell>
          <table:table-cell table:style-name="odsStyleTableCell-c661d98921c414ed6bc01f9296b1f6af" office:value-type="string">
            <text:p>150.55000</text:p>
          </table:table-cell>
        </table:table-row>
        <table:table-row table:style-name="ro1">
          <table:table-cell table:style-name="odsStyleTableCell-267f5b2533560708e76aa4d35f7e6c13" office:value-type="string">
            <text:p>ARABIA SAUDITA</text:p>
          </table:table-cell>
          <table:table-cell table:style-name="odsStyleTableCell-267f5b2533560708e76aa4d35f7e6c13" office:value-type="string">
            <text:p>RIYAL SAUDÍ</text:p>
          </table:table-cell>
          <table:table-cell table:style-name="odsStyleTableCell-267f5b2533560708e76aa4d35f7e6c13" office:value-type="string">
            <text:p>SAR</text:p>
          </table:table-cell>
          <table:table-cell table:style-name="odsStyleTableCell-c661d98921c414ed6bc01f9296b1f6af" office:value-type="string">
            <text:p>1.82909</text:p>
          </table:table-cell>
          <table:table-cell table:style-name="odsStyleTableCell-c661d98921c414ed6bc01f9296b1f6af" office:value-type="string">
            <text:p>3.75050</text:p>
          </table:table-cell>
        </table:table-row>
        <table:table-row table:style-name="ro1">
          <table:table-cell table:style-name="odsStyleTableCell-267f5b2533560708e76aa4d35f7e6c13" office:value-type="string">
            <text:p>ARGELIA</text:p>
          </table:table-cell>
          <table:table-cell table:style-name="odsStyleTableCell-267f5b2533560708e76aa4d35f7e6c13" office:value-type="string">
            <text:p>DINAR ARGELINO</text:p>
          </table:table-cell>
          <table:table-cell table:style-name="odsStyleTableCell-267f5b2533560708e76aa4d35f7e6c13" office:value-type="string">
            <text:p>DZD</text:p>
          </table:table-cell>
          <table:table-cell table:style-name="odsStyleTableCell-c661d98921c414ed6bc01f9296b1f6af" office:value-type="string">
            <text:p>0.05107</text:p>
          </table:table-cell>
          <table:table-cell table:style-name="odsStyleTableCell-c661d98921c414ed6bc01f9296b1f6af" office:value-type="string">
            <text:p>134.32910</text:p>
          </table:table-cell>
        </table:table-row>
        <table:table-row table:style-name="ro1">
          <table:table-cell table:style-name="odsStyleTableCell-267f5b2533560708e76aa4d35f7e6c13" office:value-type="string">
            <text:p>ARGENTINA</text:p>
          </table:table-cell>
          <table:table-cell table:style-name="odsStyleTableCell-267f5b2533560708e76aa4d35f7e6c13" office:value-type="string">
            <text:p>PESO</text:p>
          </table:table-cell>
          <table:table-cell table:style-name="odsStyleTableCell-267f5b2533560708e76aa4d35f7e6c13" office:value-type="string">
            <text:p>ARS</text:p>
          </table:table-cell>
          <table:table-cell table:style-name="odsStyleTableCell-c661d98921c414ed6bc01f9296b1f6af" office:value-type="string">
            <text:p>0.00818</text:p>
          </table:table-cell>
          <table:table-cell table:style-name="odsStyleTableCell-c661d98921c414ed6bc01f9296b1f6af" office:value-type="string">
            <text:p>838.37990</text:p>
          </table:table-cell>
        </table:table-row>
        <table:table-row table:style-name="ro1">
          <table:table-cell table:style-name="odsStyleTableCell-267f5b2533560708e76aa4d35f7e6c13" office:value-type="string">
            <text:p>AUSTRALIA</text:p>
          </table:table-cell>
          <table:table-cell table:style-name="odsStyleTableCell-267f5b2533560708e76aa4d35f7e6c13" office:value-type="string">
            <text:p>DÓLAR</text:p>
          </table:table-cell>
          <table:table-cell table:style-name="odsStyleTableCell-267f5b2533560708e76aa4d35f7e6c13" office:value-type="string">
            <text:p>AUD</text:p>
          </table:table-cell>
          <table:table-cell table:style-name="odsStyleTableCell-c661d98921c414ed6bc01f9296b1f6af" office:value-type="string">
            <text:p>4.49603</text:p>
          </table:table-cell>
          <table:table-cell table:style-name="odsStyleTableCell-c661d98921c414ed6bc01f9296b1f6af" office:value-type="string">
            <text:p>1.52579</text:p>
          </table:table-cell>
        </table:table-row>
        <table:table-row table:style-name="ro1">
          <table:table-cell table:style-name="odsStyleTableCell-267f5b2533560708e76aa4d35f7e6c13" office:value-type="string">
            <text:p>BRASIL</text:p>
          </table:table-cell>
          <table:table-cell table:style-name="odsStyleTableCell-267f5b2533560708e76aa4d35f7e6c13" office:value-type="string">
            <text:p>REAL</text:p>
          </table:table-cell>
          <table:table-cell table:style-name="odsStyleTableCell-267f5b2533560708e76aa4d35f7e6c13" office:value-type="string">
            <text:p>BRL</text:p>
          </table:table-cell>
          <table:table-cell table:style-name="odsStyleTableCell-c661d98921c414ed6bc01f9296b1f6af" office:value-type="string">
            <text:p>1.38549</text:p>
          </table:table-cell>
          <table:table-cell table:style-name="odsStyleTableCell-c661d98921c414ed6bc01f9296b1f6af" office:value-type="string">
            <text:p>4.95130</text:p>
          </table:table-cell>
        </table:table-row>
        <table:table-row table:style-name="ro1">
          <table:table-cell table:style-name="odsStyleTableCell-267f5b2533560708e76aa4d35f7e6c13" office:value-type="string">
            <text:p>CANADA</text:p>
          </table:table-cell>
          <table:table-cell table:style-name="odsStyleTableCell-267f5b2533560708e76aa4d35f7e6c13" office:value-type="string">
            <text:p>DÓLAR</text:p>
          </table:table-cell>
          <table:table-cell table:style-name="odsStyleTableCell-267f5b2533560708e76aa4d35f7e6c13" office:value-type="string">
            <text:p>CAD</text:p>
          </table:table-cell>
          <table:table-cell table:style-name="odsStyleTableCell-c661d98921c414ed6bc01f9296b1f6af" office:value-type="string">
            <text:p>5.08600</text:p>
          </table:table-cell>
          <table:table-cell table:style-name="odsStyleTableCell-c661d98921c414ed6bc01f9296b1f6af" office:value-type="string">
            <text:p>1.34880</text:p>
          </table:table-cell>
        </table:table-row>
        <table:table-row table:style-name="ro1">
          <table:table-cell table:style-name="odsStyleTableCell-267f5b2533560708e76aa4d35f7e6c13" office:value-type="string">
            <text:p>CHILE</text:p>
          </table:table-cell>
          <table:table-cell table:style-name="odsStyleTableCell-267f5b2533560708e76aa4d35f7e6c13" office:value-type="string">
            <text:p>PESO</text:p>
          </table:table-cell>
          <table:table-cell table:style-name="odsStyleTableCell-267f5b2533560708e76aa4d35f7e6c13" office:value-type="string">
            <text:p>CLP</text:p>
          </table:table-cell>
          <table:table-cell table:style-name="odsStyleTableCell-c661d98921c414ed6bc01f9296b1f6af" office:value-type="string">
            <text:p>0.00701</text:p>
          </table:table-cell>
          <table:table-cell table:style-name="odsStyleTableCell-c661d98921c414ed6bc01f9296b1f6af" office:value-type="string">
            <text:p>979.29000</text:p>
          </table:table-cell>
        </table:table-row>
        <table:table-row table:style-name="ro1">
          <table:table-cell table:style-name="odsStyleTableCell-267f5b2533560708e76aa4d35f7e6c13" office:value-type="string">
            <text:p>COLOMBIA</text:p>
          </table:table-cell>
          <table:table-cell table:style-name="odsStyleTableCell-267f5b2533560708e76aa4d35f7e6c13" office:value-type="string">
            <text:p>PESO</text:p>
          </table:table-cell>
          <table:table-cell table:style-name="odsStyleTableCell-267f5b2533560708e76aa4d35f7e6c13" office:value-type="string">
            <text:p>COP</text:p>
          </table:table-cell>
          <table:table-cell table:style-name="odsStyleTableCell-c661d98921c414ed6bc01f9296b1f6af" office:value-type="string">
            <text:p>0.00175</text:p>
          </table:table-cell>
          <table:table-cell table:style-name="odsStyleTableCell-c661d98921c414ed6bc01f9296b1f6af" office:value-type="string">
            <text:p>3,928.77000</text:p>
          </table:table-cell>
        </table:table-row>
        <table:table-row table:style-name="ro1">
          <table:table-cell table:style-name="odsStyleTableCell-267f5b2533560708e76aa4d35f7e6c13" office:value-type="string">
            <text:p>COREA DEL SUR</text:p>
          </table:table-cell>
          <table:table-cell table:style-name="odsStyleTableCell-267f5b2533560708e76aa4d35f7e6c13" office:value-type="string">
            <text:p>WON</text:p>
          </table:table-cell>
          <table:table-cell table:style-name="odsStyleTableCell-267f5b2533560708e76aa4d35f7e6c13" office:value-type="string">
            <text:p>KRW</text:p>
          </table:table-cell>
          <table:table-cell table:style-name="odsStyleTableCell-c661d98921c414ed6bc01f9296b1f6af" office:value-type="string">
            <text:p>0.00516</text:p>
          </table:table-cell>
          <table:table-cell table:style-name="odsStyleTableCell-c661d98921c414ed6bc01f9296b1f6af" office:value-type="string">
            <text:p>1,328.48000</text:p>
          </table:table-cell>
        </table:table-row>
        <table:table-row table:style-name="ro1">
          <table:table-cell table:style-name="odsStyleTableCell-267f5b2533560708e76aa4d35f7e6c13" office:value-type="string">
            <text:p>COSTA RICA</text:p>
          </table:table-cell>
          <table:table-cell table:style-name="odsStyleTableCell-267f5b2533560708e76aa4d35f7e6c13" office:value-type="string">
            <text:p>COLON COSTARRICENSE</text:p>
          </table:table-cell>
          <table:table-cell table:style-name="odsStyleTableCell-267f5b2533560708e76aa4d35f7e6c13" office:value-type="string">
            <text:p>CRC</text:p>
          </table:table-cell>
          <table:table-cell table:style-name="odsStyleTableCell-c661d98921c414ed6bc01f9296b1f6af" office:value-type="string">
            <text:p>0.01329</text:p>
          </table:table-cell>
          <table:table-cell table:style-name="odsStyleTableCell-c661d98921c414ed6bc01f9296b1f6af" office:value-type="string">
            <text:p>516.10000</text:p>
          </table:table-cell>
        </table:table-row>
        <table:table-row table:style-name="ro1">
          <table:table-cell table:style-name="odsStyleTableCell-267f5b2533560708e76aa4d35f7e6c13" office:value-type="string">
            <text:p>REPUBLICA CHECA</text:p>
          </table:table-cell>
          <table:table-cell table:style-name="odsStyleTableCell-267f5b2533560708e76aa4d35f7e6c13" office:value-type="string">
            <text:p>CORONA CHECA</text:p>
          </table:table-cell>
          <table:table-cell table:style-name="odsStyleTableCell-267f5b2533560708e76aa4d35f7e6c13" office:value-type="string">
            <text:p>CZK</text:p>
          </table:table-cell>
          <table:table-cell table:style-name="odsStyleTableCell-c661d98921c414ed6bc01f9296b1f6af" office:value-type="string">
            <text:p>0.29266</text:p>
          </table:table-cell>
          <table:table-cell table:style-name="odsStyleTableCell-c661d98921c414ed6bc01f9296b1f6af" office:value-type="string">
            <text:p>23.44000</text:p>
          </table:table-cell>
        </table:table-row>
        <table:table-row table:style-name="ro1">
          <table:table-cell table:style-name="odsStyleTableCell-267f5b2533560708e76aa4d35f7e6c13" office:value-type="string">
            <text:p>DINAMARCA</text:p>
          </table:table-cell>
          <table:table-cell table:style-name="odsStyleTableCell-267f5b2533560708e76aa4d35f7e6c13" office:value-type="string">
            <text:p>CORONA</text:p>
          </table:table-cell>
          <table:table-cell table:style-name="odsStyleTableCell-267f5b2533560708e76aa4d35f7e6c13" office:value-type="string">
            <text:p>DKK</text:p>
          </table:table-cell>
          <table:table-cell table:style-name="odsStyleTableCell-c661d98921c414ed6bc01f9296b1f6af" office:value-type="string">
            <text:p>0.99599</text:p>
          </table:table-cell>
          <table:table-cell table:style-name="odsStyleTableCell-c661d98921c414ed6bc01f9296b1f6af" office:value-type="string">
            <text:p>6.88760</text:p>
          </table:table-cell>
        </table:table-row>
        <table:table-row table:style-name="ro1">
          <table:table-cell table:style-name="odsStyleTableCell-267f5b2533560708e76aa4d35f7e6c13" office:value-type="string">
            <text:p>ECUADOR</text:p>
          </table:table-cell>
          <table:table-cell table:style-name="odsStyleTableCell-267f5b2533560708e76aa4d35f7e6c13" office:value-type="string">
            <text:p>DÓLAR</text:p>
          </table:table-cell>
          <table:table-cell table:style-name="odsStyleTableCell-267f5b2533560708e76aa4d35f7e6c13" office:value-type="string">
            <text:p>USD</text:p>
          </table:table-cell>
          <table:table-cell table:style-name="odsStyleTableCell-c661d98921c414ed6bc01f9296b1f6af" office:value-type="string">
            <text:p>6.86000</text:p>
          </table:table-cell>
          <table:table-cell table:style-name="odsStyleTableCell-c661d98921c414ed6bc01f9296b1f6af" office:value-type="string">
            <text:p>1.00000</text:p>
          </table:table-cell>
        </table:table-row>
        <table:table-row table:style-name="ro1">
          <table:table-cell table:style-name="odsStyleTableCell-267f5b2533560708e76aa4d35f7e6c13" office:value-type="string">
            <text:p>EMIRATOS ARABES</text:p>
          </table:table-cell>
          <table:table-cell table:style-name="odsStyleTableCell-267f5b2533560708e76aa4d35f7e6c13" office:value-type="string">
            <text:p>DIRHAM</text:p>
          </table:table-cell>
          <table:table-cell table:style-name="odsStyleTableCell-267f5b2533560708e76aa4d35f7e6c13" office:value-type="string">
            <text:p>AED</text:p>
          </table:table-cell>
          <table:table-cell table:style-name="odsStyleTableCell-c661d98921c414ed6bc01f9296b1f6af" office:value-type="string">
            <text:p>1.86768</text:p>
          </table:table-cell>
          <table:table-cell table:style-name="odsStyleTableCell-c661d98921c414ed6bc01f9296b1f6af" office:value-type="string">
            <text:p>3.67300</text:p>
          </table:table-cell>
        </table:table-row>
        <table:table-row table:style-name="ro1">
          <table:table-cell table:style-name="odsStyleTableCell-267f5b2533560708e76aa4d35f7e6c13" office:value-type="string">
            <text:p>FILIPINAS</text:p>
          </table:table-cell>
          <table:table-cell table:style-name="odsStyleTableCell-267f5b2533560708e76aa4d35f7e6c13" office:value-type="string">
            <text:p>PESO FILIPINO</text:p>
          </table:table-cell>
          <table:table-cell table:style-name="odsStyleTableCell-267f5b2533560708e76aa4d35f7e6c13" office:value-type="string">
            <text:p>PHP</text:p>
          </table:table-cell>
          <table:table-cell table:style-name="odsStyleTableCell-c661d98921c414ed6bc01f9296b1f6af" office:value-type="string">
            <text:p>0.12311</text:p>
          </table:table-cell>
          <table:table-cell table:style-name="odsStyleTableCell-c661d98921c414ed6bc01f9296b1f6af" office:value-type="string">
            <text:p>55.72400</text:p>
          </table:table-cell>
        </table:table-row>
        <table:table-row table:style-name="ro1">
          <table:table-cell table:style-name="odsStyleTableCell-267f5b2533560708e76aa4d35f7e6c13" office:value-type="string">
            <text:p>HAITÍ</text:p>
          </table:table-cell>
          <table:table-cell table:style-name="odsStyleTableCell-267f5b2533560708e76aa4d35f7e6c13" office:value-type="string">
            <text:p>GOURDE</text:p>
          </table:table-cell>
          <table:table-cell table:style-name="odsStyleTableCell-267f5b2533560708e76aa4d35f7e6c13" office:value-type="string">
            <text:p>HTG</text:p>
          </table:table-cell>
          <table:table-cell table:style-name="odsStyleTableCell-c661d98921c414ed6bc01f9296b1f6af" office:value-type="string">
            <text:p>0.05216</text:p>
          </table:table-cell>
          <table:table-cell table:style-name="odsStyleTableCell-c661d98921c414ed6bc01f9296b1f6af" office:value-type="string">
            <text:p>131.52400</text:p>
          </table:table-cell>
        </table:table-row>
        <table:table-row table:style-name="ro1">
          <table:table-cell table:style-name="odsStyleTableCell-267f5b2533560708e76aa4d35f7e6c13" office:value-type="string">
            <text:p>HONG KONG</text:p>
          </table:table-cell>
          <table:table-cell table:style-name="odsStyleTableCell-267f5b2533560708e76aa4d35f7e6c13" office:value-type="string">
            <text:p>DÓLAR</text:p>
          </table:table-cell>
          <table:table-cell table:style-name="odsStyleTableCell-267f5b2533560708e76aa4d35f7e6c13" office:value-type="string">
            <text:p>HKD</text:p>
          </table:table-cell>
          <table:table-cell table:style-name="odsStyleTableCell-c661d98921c414ed6bc01f9296b1f6af" office:value-type="string">
            <text:p>0.87697</text:p>
          </table:table-cell>
          <table:table-cell table:style-name="odsStyleTableCell-c661d98921c414ed6bc01f9296b1f6af" office:value-type="string">
            <text:p>7.82240</text:p>
          </table:table-cell>
        </table:table-row>
        <table:table-row table:style-name="ro1">
          <table:table-cell table:style-name="odsStyleTableCell-267f5b2533560708e76aa4d35f7e6c13" office:value-type="string">
            <text:p>INDIA</text:p>
          </table:table-cell>
          <table:table-cell table:style-name="odsStyleTableCell-267f5b2533560708e76aa4d35f7e6c13" office:value-type="string">
            <text:p>RUPIA</text:p>
          </table:table-cell>
          <table:table-cell table:style-name="odsStyleTableCell-267f5b2533560708e76aa4d35f7e6c13" office:value-type="string">
            <text:p>INR</text:p>
          </table:table-cell>
          <table:table-cell table:style-name="odsStyleTableCell-c661d98921c414ed6bc01f9296b1f6af" office:value-type="string">
            <text:p>0.08281</text:p>
          </table:table-cell>
          <table:table-cell table:style-name="odsStyleTableCell-c661d98921c414ed6bc01f9296b1f6af" office:value-type="string">
            <text:p>82.84500</text:p>
          </table:table-cell>
        </table:table-row>
        <table:table-row table:style-name="ro1">
          <table:table-cell table:style-name="odsStyleTableCell-267f5b2533560708e76aa4d35f7e6c13" office:value-type="string">
            <text:p>INDONESIA</text:p>
          </table:table-cell>
          <table:table-cell table:style-name="odsStyleTableCell-267f5b2533560708e76aa4d35f7e6c13" office:value-type="string">
            <text:p>RUPIA INDONESIA</text:p>
          </table:table-cell>
          <table:table-cell table:style-name="odsStyleTableCell-267f5b2533560708e76aa4d35f7e6c13" office:value-type="string">
            <text:p>IDR</text:p>
          </table:table-cell>
          <table:table-cell table:style-name="odsStyleTableCell-c661d98921c414ed6bc01f9296b1f6af" office:value-type="string">
            <text:p>0.00044</text:p>
          </table:table-cell>
          <table:table-cell table:style-name="odsStyleTableCell-c661d98921c414ed6bc01f9296b1f6af" office:value-type="string">
            <text:p>15,590.00000</text:p>
          </table:table-cell>
        </table:table-row>
        <table:table-row table:style-name="ro1">
          <table:table-cell table:style-name="odsStyleTableCell-267f5b2533560708e76aa4d35f7e6c13" office:value-type="string">
            <text:p>ISRAEL</text:p>
          </table:table-cell>
          <table:table-cell table:style-name="odsStyleTableCell-267f5b2533560708e76aa4d35f7e6c13" office:value-type="string">
            <text:p>NUEVO SÉQUEL</text:p>
          </table:table-cell>
          <table:table-cell table:style-name="odsStyleTableCell-267f5b2533560708e76aa4d35f7e6c13" office:value-type="string">
            <text:p>ILS</text:p>
          </table:table-cell>
          <table:table-cell table:style-name="odsStyleTableCell-c661d98921c414ed6bc01f9296b1f6af" office:value-type="string">
            <text:p>1.88669</text:p>
          </table:table-cell>
          <table:table-cell table:style-name="odsStyleTableCell-c661d98921c414ed6bc01f9296b1f6af" office:value-type="string">
            <text:p>3.63600</text:p>
          </table:table-cell>
        </table:table-row>
        <table:table-row table:style-name="ro1">
          <table:table-cell table:style-name="odsStyleTableCell-267f5b2533560708e76aa4d35f7e6c13" office:value-type="string">
            <text:p>MALASIA</text:p>
          </table:table-cell>
          <table:table-cell table:style-name="odsStyleTableCell-267f5b2533560708e76aa4d35f7e6c13" office:value-type="string">
            <text:p>RINGGIT MALAYO</text:p>
          </table:table-cell>
          <table:table-cell table:style-name="odsStyleTableCell-267f5b2533560708e76aa4d35f7e6c13" office:value-type="string">
            <text:p>MYR</text:p>
          </table:table-cell>
          <table:table-cell table:style-name="odsStyleTableCell-c661d98921c414ed6bc01f9296b1f6af" office:value-type="string">
            <text:p>1.43650</text:p>
          </table:table-cell>
          <table:table-cell table:style-name="odsStyleTableCell-c661d98921c414ed6bc01f9296b1f6af" office:value-type="string">
            <text:p>4.77550</text:p>
          </table:table-cell>
        </table:table-row>
        <table:table-row table:style-name="ro1">
          <table:table-cell table:style-name="odsStyleTableCell-267f5b2533560708e76aa4d35f7e6c13" office:value-type="string">
            <text:p>MEXICO</text:p>
          </table:table-cell>
          <table:table-cell table:style-name="odsStyleTableCell-267f5b2533560708e76aa4d35f7e6c13" office:value-type="string">
            <text:p>PESO</text:p>
          </table:table-cell>
          <table:table-cell table:style-name="odsStyleTableCell-267f5b2533560708e76aa4d35f7e6c13" office:value-type="string">
            <text:p>MXN</text:p>
          </table:table-cell>
          <table:table-cell table:style-name="odsStyleTableCell-c661d98921c414ed6bc01f9296b1f6af" office:value-type="string">
            <text:p>0.40094</text:p>
          </table:table-cell>
          <table:table-cell table:style-name="odsStyleTableCell-c661d98921c414ed6bc01f9296b1f6af" office:value-type="string">
            <text:p>17.10980</text:p>
          </table:table-cell>
        </table:table-row>
        <table:table-row table:style-name="ro1">
          <table:table-cell table:style-name="odsStyleTableCell-267f5b2533560708e76aa4d35f7e6c13" office:value-type="string">
            <text:p>NORUEGA</text:p>
          </table:table-cell>
          <table:table-cell table:style-name="odsStyleTableCell-267f5b2533560708e76aa4d35f7e6c13" office:value-type="string">
            <text:p>CORONA</text:p>
          </table:table-cell>
          <table:table-cell table:style-name="odsStyleTableCell-267f5b2533560708e76aa4d35f7e6c13" office:value-type="string">
            <text:p>NOK</text:p>
          </table:table-cell>
          <table:table-cell table:style-name="odsStyleTableCell-c661d98921c414ed6bc01f9296b1f6af" office:value-type="string">
            <text:p>0.65279</text:p>
          </table:table-cell>
          <table:table-cell table:style-name="odsStyleTableCell-c661d98921c414ed6bc01f9296b1f6af" office:value-type="string">
            <text:p>10.50880</text:p>
          </table:table-cell>
        </table:table-row>
        <table:table-row table:style-name="ro1">
          <table:table-cell table:style-name="odsStyleTableCell-267f5b2533560708e76aa4d35f7e6c13" office:value-type="string">
            <text:p>PANAMÁ</text:p>
          </table:table-cell>
          <table:table-cell table:style-name="odsStyleTableCell-267f5b2533560708e76aa4d35f7e6c13" office:value-type="string">
            <text:p>BALBOA</text:p>
          </table:table-cell>
          <table:table-cell table:style-name="odsStyleTableCell-267f5b2533560708e76aa4d35f7e6c13" office:value-type="string">
            <text:p>PAB</text:p>
          </table:table-cell>
          <table:table-cell table:style-name="odsStyleTableCell-c661d98921c414ed6bc01f9296b1f6af" office:value-type="string">
            <text:p>6.86000</text:p>
          </table:table-cell>
          <table:table-cell table:style-name="odsStyleTableCell-c661d98921c414ed6bc01f9296b1f6af" office:value-type="string">
            <text:p>1.00000</text:p>
          </table:table-cell>
        </table:table-row>
        <table:table-row table:style-name="ro1">
          <table:table-cell table:style-name="odsStyleTableCell-267f5b2533560708e76aa4d35f7e6c13" office:value-type="string">
            <text:p>PARAGUAY</text:p>
          </table:table-cell>
          <table:table-cell table:style-name="odsStyleTableCell-267f5b2533560708e76aa4d35f7e6c13" office:value-type="string">
            <text:p>GUARANI</text:p>
          </table:table-cell>
          <table:table-cell table:style-name="odsStyleTableCell-267f5b2533560708e76aa4d35f7e6c13" office:value-type="string">
            <text:p>PYG</text:p>
          </table:table-cell>
          <table:table-cell table:style-name="odsStyleTableCell-c661d98921c414ed6bc01f9296b1f6af" office:value-type="string">
            <text:p>0.00094</text:p>
          </table:table-cell>
          <table:table-cell table:style-name="odsStyleTableCell-c661d98921c414ed6bc01f9296b1f6af" office:value-type="string">
            <text:p>7,277.70000</text:p>
          </table:table-cell>
        </table:table-row>
        <table:table-row table:style-name="ro1">
          <table:table-cell table:style-name="odsStyleTableCell-267f5b2533560708e76aa4d35f7e6c13" office:value-type="string">
            <text:p>PERU</text:p>
          </table:table-cell>
          <table:table-cell table:style-name="odsStyleTableCell-267f5b2533560708e76aa4d35f7e6c13" office:value-type="string">
            <text:p>NUEVO SOL</text:p>
          </table:table-cell>
          <table:table-cell table:style-name="odsStyleTableCell-267f5b2533560708e76aa4d35f7e6c13" office:value-type="string">
            <text:p>PEN</text:p>
          </table:table-cell>
          <table:table-cell table:style-name="odsStyleTableCell-c661d98921c414ed6bc01f9296b1f6af" office:value-type="string">
            <text:p>1.81122</text:p>
          </table:table-cell>
          <table:table-cell table:style-name="odsStyleTableCell-c661d98921c414ed6bc01f9296b1f6af" office:value-type="string">
            <text:p>3.78750</text:p>
          </table:table-cell>
        </table:table-row>
        <table:table-row table:style-name="ro1">
          <table:table-cell table:style-name="odsStyleTableCell-267f5b2533560708e76aa4d35f7e6c13" office:value-type="string">
            <text:p>REINO UNIDO</text:p>
          </table:table-cell>
          <table:table-cell table:style-name="odsStyleTableCell-267f5b2533560708e76aa4d35f7e6c13" office:value-type="string">
            <text:p>LIBRA</text:p>
          </table:table-cell>
          <table:table-cell table:style-name="odsStyleTableCell-267f5b2533560708e76aa4d35f7e6c13" office:value-type="string">
            <text:p>GBP</text:p>
          </table:table-cell>
          <table:table-cell table:style-name="odsStyleTableCell-c661d98921c414ed6bc01f9296b1f6af" office:value-type="string">
            <text:p>8.68541</text:p>
          </table:table-cell>
          <table:table-cell table:style-name="odsStyleTableCell-c661d98921c414ed6bc01f9296b1f6af" office:value-type="string">
            <text:p>0.78983</text:p>
          </table:table-cell>
        </table:table-row>
        <table:table-row table:style-name="ro1">
          <table:table-cell table:style-name="odsStyleTableCell-267f5b2533560708e76aa4d35f7e6c13" office:value-type="string">
            <text:p>REPÚBLICA DOMINICANA</text:p>
          </table:table-cell>
          <table:table-cell table:style-name="odsStyleTableCell-267f5b2533560708e76aa4d35f7e6c13" office:value-type="string">
            <text:p>PESO DOMINICANO</text:p>
          </table:table-cell>
          <table:table-cell table:style-name="odsStyleTableCell-267f5b2533560708e76aa4d35f7e6c13" office:value-type="string">
            <text:p>DOP</text:p>
          </table:table-cell>
          <table:table-cell table:style-name="odsStyleTableCell-c661d98921c414ed6bc01f9296b1f6af" office:value-type="string">
            <text:p>0.11676</text:p>
          </table:table-cell>
          <table:table-cell table:style-name="odsStyleTableCell-c661d98921c414ed6bc01f9296b1f6af" office:value-type="string">
            <text:p>58.75300</text:p>
          </table:table-cell>
        </table:table-row>
        <table:table-row table:style-name="ro1">
          <table:table-cell table:style-name="odsStyleTableCell-267f5b2533560708e76aa4d35f7e6c13" office:value-type="string">
            <text:p>REP.POPULAR CHINA</text:p>
          </table:table-cell>
          <table:table-cell table:style-name="odsStyleTableCell-267f5b2533560708e76aa4d35f7e6c13" office:value-type="string">
            <text:p>YUAN RENMINBI OFFSHORE</text:p>
          </table:table-cell>
          <table:table-cell table:style-name="odsStyleTableCell-267f5b2533560708e76aa4d35f7e6c13" office:value-type="string">
            <text:p>CNH</text:p>
          </table:table-cell>
          <table:table-cell table:style-name="odsStyleTableCell-c661d98921c414ed6bc01f9296b1f6af" office:value-type="string">
            <text:p>0.95238</text:p>
          </table:table-cell>
          <table:table-cell table:style-name="odsStyleTableCell-c661d98921c414ed6bc01f9296b1f6af" office:value-type="string">
            <text:p>7.20300</text:p>
          </table:table-cell>
        </table:table-row>
        <table:table-row table:style-name="ro1">
          <table:table-cell table:style-name="odsStyleTableCell-267f5b2533560708e76aa4d35f7e6c13" office:value-type="string">
            <text:p>RUSIA</text:p>
          </table:table-cell>
          <table:table-cell table:style-name="odsStyleTableCell-267f5b2533560708e76aa4d35f7e6c13" office:value-type="string">
            <text:p>RUBLO RUSO</text:p>
          </table:table-cell>
          <table:table-cell table:style-name="odsStyleTableCell-267f5b2533560708e76aa4d35f7e6c13" office:value-type="string">
            <text:p>RUB</text:p>
          </table:table-cell>
          <table:table-cell table:style-name="odsStyleTableCell-c661d98921c414ed6bc01f9296b1f6af" office:value-type="string">
            <text:p>0.07376</text:p>
          </table:table-cell>
          <table:table-cell table:style-name="odsStyleTableCell-c661d98921c414ed6bc01f9296b1f6af" office:value-type="string">
            <text:p>93.00000</text:p>
          </table:table-cell>
        </table:table-row>
        <table:table-row table:style-name="ro1">
          <table:table-cell table:style-name="odsStyleTableCell-267f5b2533560708e76aa4d35f7e6c13" office:value-type="string">
            <text:p>SINGAPUR</text:p>
          </table:table-cell>
          <table:table-cell table:style-name="odsStyleTableCell-267f5b2533560708e76aa4d35f7e6c13" office:value-type="string">
            <text:p>DÓLAR</text:p>
          </table:table-cell>
          <table:table-cell table:style-name="odsStyleTableCell-267f5b2533560708e76aa4d35f7e6c13" office:value-type="string">
            <text:p>SGD</text:p>
          </table:table-cell>
          <table:table-cell table:style-name="odsStyleTableCell-c661d98921c414ed6bc01f9296b1f6af" office:value-type="string">
            <text:p>5.10797</text:p>
          </table:table-cell>
          <table:table-cell table:style-name="odsStyleTableCell-c661d98921c414ed6bc01f9296b1f6af" office:value-type="string">
            <text:p>1.34300</text:p>
          </table:table-cell>
        </table:table-row>
        <table:table-row table:style-name="ro1">
          <table:table-cell table:style-name="odsStyleTableCell-267f5b2533560708e76aa4d35f7e6c13" office:value-type="string">
            <text:p>SUDÁFRICA</text:p>
          </table:table-cell>
          <table:table-cell table:style-name="odsStyleTableCell-267f5b2533560708e76aa4d35f7e6c13" office:value-type="string">
            <text:p>RAND</text:p>
          </table:table-cell>
          <table:table-cell table:style-name="odsStyleTableCell-267f5b2533560708e76aa4d35f7e6c13" office:value-type="string">
            <text:p>ZAR</text:p>
          </table:table-cell>
          <table:table-cell table:style-name="odsStyleTableCell-c661d98921c414ed6bc01f9296b1f6af" office:value-type="string">
            <text:p>0.35784</text:p>
          </table:table-cell>
          <table:table-cell table:style-name="odsStyleTableCell-c661d98921c414ed6bc01f9296b1f6af" office:value-type="string">
            <text:p>19.17060</text:p>
          </table:table-cell>
        </table:table-row>
        <table:table-row table:style-name="ro1">
          <table:table-cell table:style-name="odsStyleTableCell-267f5b2533560708e76aa4d35f7e6c13" office:value-type="string">
            <text:p>SUECIA</text:p>
          </table:table-cell>
          <table:table-cell table:style-name="odsStyleTableCell-267f5b2533560708e76aa4d35f7e6c13" office:value-type="string">
            <text:p>CORONA</text:p>
          </table:table-cell>
          <table:table-cell table:style-name="odsStyleTableCell-267f5b2533560708e76aa4d35f7e6c13" office:value-type="string">
            <text:p>SEK</text:p>
          </table:table-cell>
          <table:table-cell table:style-name="odsStyleTableCell-c661d98921c414ed6bc01f9296b1f6af" office:value-type="string">
            <text:p>0.66425</text:p>
          </table:table-cell>
          <table:table-cell table:style-name="odsStyleTableCell-c661d98921c414ed6bc01f9296b1f6af" office:value-type="string">
            <text:p>10.32750</text:p>
          </table:table-cell>
        </table:table-row>
        <table:table-row table:style-name="ro1">
          <table:table-cell table:style-name="odsStyleTableCell-267f5b2533560708e76aa4d35f7e6c13" office:value-type="string">
            <text:p>SUIZA</text:p>
          </table:table-cell>
          <table:table-cell table:style-name="odsStyleTableCell-267f5b2533560708e76aa4d35f7e6c13" office:value-type="string">
            <text:p>FRANCO</text:p>
          </table:table-cell>
          <table:table-cell table:style-name="odsStyleTableCell-267f5b2533560708e76aa4d35f7e6c13" office:value-type="string">
            <text:p>CHF</text:p>
          </table:table-cell>
          <table:table-cell table:style-name="odsStyleTableCell-c661d98921c414ed6bc01f9296b1f6af" office:value-type="string">
            <text:p>7.78661</text:p>
          </table:table-cell>
          <table:table-cell table:style-name="odsStyleTableCell-c661d98921c414ed6bc01f9296b1f6af" office:value-type="string">
            <text:p>0.88100</text:p>
          </table:table-cell>
        </table:table-row>
        <table:table-row table:style-name="ro1">
          <table:table-cell table:style-name="odsStyleTableCell-267f5b2533560708e76aa4d35f7e6c13" office:value-type="string">
            <text:p>TAILANDIA</text:p>
          </table:table-cell>
          <table:table-cell table:style-name="odsStyleTableCell-267f5b2533560708e76aa4d35f7e6c13" office:value-type="string">
            <text:p>THAI BAHT</text:p>
          </table:table-cell>
          <table:table-cell table:style-name="odsStyleTableCell-267f5b2533560708e76aa4d35f7e6c13" office:value-type="string">
            <text:p>THB</text:p>
          </table:table-cell>
          <table:table-cell table:style-name="odsStyleTableCell-c661d98921c414ed6bc01f9296b1f6af" office:value-type="string">
            <text:p>0.19096</text:p>
          </table:table-cell>
          <table:table-cell table:style-name="odsStyleTableCell-c661d98921c414ed6bc01f9296b1f6af" office:value-type="string">
            <text:p>35.92300</text:p>
          </table:table-cell>
        </table:table-row>
        <table:table-row table:style-name="ro1">
          <table:table-cell table:style-name="odsStyleTableCell-267f5b2533560708e76aa4d35f7e6c13" office:value-type="string">
            <text:p>TAIWAN</text:p>
          </table:table-cell>
          <table:table-cell table:style-name="odsStyleTableCell-267f5b2533560708e76aa4d35f7e6c13" office:value-type="string">
            <text:p>DÓLAR</text:p>
          </table:table-cell>
          <table:table-cell table:style-name="odsStyleTableCell-267f5b2533560708e76aa4d35f7e6c13" office:value-type="string">
            <text:p>TWD</text:p>
          </table:table-cell>
          <table:table-cell table:style-name="odsStyleTableCell-c661d98921c414ed6bc01f9296b1f6af" office:value-type="string">
            <text:p>0.21769</text:p>
          </table:table-cell>
          <table:table-cell table:style-name="odsStyleTableCell-c661d98921c414ed6bc01f9296b1f6af" office:value-type="string">
            <text:p>31.51300</text:p>
          </table:table-cell>
        </table:table-row>
        <table:table-row table:style-name="ro1">
          <table:table-cell table:style-name="odsStyleTableCell-267f5b2533560708e76aa4d35f7e6c13" office:value-type="string">
            <text:p>TÚNEZ</text:p>
          </table:table-cell>
          <table:table-cell table:style-name="odsStyleTableCell-267f5b2533560708e76aa4d35f7e6c13" office:value-type="string">
            <text:p>DINAR TUNECINO</text:p>
          </table:table-cell>
          <table:table-cell table:style-name="odsStyleTableCell-267f5b2533560708e76aa4d35f7e6c13" office:value-type="string">
            <text:p>TND</text:p>
          </table:table-cell>
          <table:table-cell table:style-name="odsStyleTableCell-c661d98921c414ed6bc01f9296b1f6af" office:value-type="string">
            <text:p>2.19752</text:p>
          </table:table-cell>
          <table:table-cell table:style-name="odsStyleTableCell-c661d98921c414ed6bc01f9296b1f6af" office:value-type="string">
            <text:p>3.12170</text:p>
          </table:table-cell>
        </table:table-row>
        <table:table-row table:style-name="ro1">
          <table:table-cell table:style-name="odsStyleTableCell-267f5b2533560708e76aa4d35f7e6c13" office:value-type="string">
            <text:p>TURQUÍA</text:p>
          </table:table-cell>
          <table:table-cell table:style-name="odsStyleTableCell-267f5b2533560708e76aa4d35f7e6c13" office:value-type="string">
            <text:p>LIRA TURCA</text:p>
          </table:table-cell>
          <table:table-cell table:style-name="odsStyleTableCell-267f5b2533560708e76aa4d35f7e6c13" office:value-type="string">
            <text:p>TRY</text:p>
          </table:table-cell>
          <table:table-cell table:style-name="odsStyleTableCell-c661d98921c414ed6bc01f9296b1f6af" office:value-type="string">
            <text:p>0.22140</text:p>
          </table:table-cell>
          <table:table-cell table:style-name="odsStyleTableCell-c661d98921c414ed6bc01f9296b1f6af" office:value-type="string">
            <text:p>30.98420</text:p>
          </table:table-cell>
        </table:table-row>
        <table:table-row table:style-name="ro1">
          <table:table-cell table:style-name="odsStyleTableCell-267f5b2533560708e76aa4d35f7e6c13" office:value-type="string">
            <text:p>URUGUAY</text:p>
          </table:table-cell>
          <table:table-cell table:style-name="odsStyleTableCell-267f5b2533560708e76aa4d35f7e6c13" office:value-type="string">
            <text:p>PESO</text:p>
          </table:table-cell>
          <table:table-cell table:style-name="odsStyleTableCell-267f5b2533560708e76aa4d35f7e6c13" office:value-type="string">
            <text:p>UYU</text:p>
          </table:table-cell>
          <table:table-cell table:style-name="odsStyleTableCell-c661d98921c414ed6bc01f9296b1f6af" office:value-type="string">
            <text:p>0.17547</text:p>
          </table:table-cell>
          <table:table-cell table:style-name="odsStyleTableCell-c661d98921c414ed6bc01f9296b1f6af" office:value-type="string">
            <text:p>39.09500</text:p>
          </table:table-cell>
        </table:table-row>
        <table:table-row table:style-name="ro1">
          <table:table-cell table:style-name="odsStyleTableCell-267f5b2533560708e76aa4d35f7e6c13" office:value-type="string">
            <text:p>VENEZUELA</text:p>
          </table:table-cell>
          <table:table-cell table:style-name="odsStyleTableCell-267f5b2533560708e76aa4d35f7e6c13" office:value-type="string">
            <text:p>BOLIVAR DIGITAL</text:p>
          </table:table-cell>
          <table:table-cell table:style-name="odsStyleTableCell-267f5b2533560708e76aa4d35f7e6c13" office:value-type="string">
            <text:p>VES</text:p>
          </table:table-cell>
          <table:table-cell table:style-name="odsStyleTableCell-c661d98921c414ed6bc01f9296b1f6af" office:value-type="string">
            <text:p>0.18908</text:p>
          </table:table-cell>
          <table:table-cell table:style-name="odsStyleTableCell-c661d98921c414ed6bc01f9296b1f6af" office:value-type="string">
            <text:p>36.28040</text:p>
          </table:table-cell>
        </table:table-row>
        <table:table-row table:style-name="ro1">
          <table:table-cell table:style-name="odsStyleTableCell-267f5b2533560708e76aa4d35f7e6c13" office:value-type="string">
            <text:p>VIETNAM</text:p>
          </table:table-cell>
          <table:table-cell table:style-name="odsStyleTableCell-267f5b2533560708e76aa4d35f7e6c13" office:value-type="string">
            <text:p>DONG</text:p>
          </table:table-cell>
          <table:table-cell table:style-name="odsStyleTableCell-267f5b2533560708e76aa4d35f7e6c13" office:value-type="string">
            <text:p>VND</text:p>
          </table:table-cell>
          <table:table-cell table:style-name="odsStyleTableCell-c661d98921c414ed6bc01f9296b1f6af" office:value-type="string">
            <text:p>0.00028</text:p>
          </table:table-cell>
          <table:table-cell table:style-name="odsStyleTableCell-c661d98921c414ed6bc01f9296b1f6af" office:value-type="string">
            <text:p>24,564.80000</text:p>
          </table:table-cell>
        </table:table-row>
        <table:table-row table:style-name="ro1">
          <table:table-cell table:style-name="odsStyleTableCell-267f5b2533560708e76aa4d35f7e6c13" office:value-type="string">
            <text:p/>
          </table:table-cell>
          <table:table-cell table:style-name="odsStyleTableCell-267f5b2533560708e76aa4d35f7e6c13" office:value-type="string">
            <text:p>DERECHO ESPECIAL DE GIRO</text:p>
          </table:table-cell>
          <table:table-cell table:style-name="odsStyleTableCell-267f5b2533560708e76aa4d35f7e6c13" office:value-type="string">
            <text:p>USD/D.E.G.</text:p>
          </table:table-cell>
          <table:table-cell table:style-name="odsStyleTableCell-c661d98921c414ed6bc01f9296b1f6af" office:value-type="string">
            <text:p/>
          </table:table-cell>
          <table:table-cell table:style-name="odsStyleTableCell-c661d98921c414ed6bc01f9296b1f6af" office:value-type="string">
            <text:p>1.32878</text:p>
          </table:table-cell>
        </table:table-row>
        <table:table-row table:style-name="ro1">
          <table:table-cell table:style-name="odsStyleTableCell-267f5b2533560708e76aa4d35f7e6c13" office:value-type="string">
            <text:p/>
          </table:table-cell>
          <table:table-cell table:style-name="odsStyleTableCell-267f5b2533560708e76aa4d35f7e6c13" office:value-type="string">
            <text:p>UNIDAD DE FOMENTO DE VIVIENDA</text:p>
          </table:table-cell>
          <table:table-cell table:style-name="odsStyleTableCell-267f5b2533560708e76aa4d35f7e6c13" office:value-type="string">
            <text:p>Bs/UFV</text:p>
          </table:table-cell>
          <table:table-cell table:style-name="odsStyleTableCell-c661d98921c414ed6bc01f9296b1f6af" office:value-type="string">
            <text:p/>
          </table:table-cell>
          <table:table-cell table:style-name="odsStyleTableCell-c661d98921c414ed6bc01f9296b1f6af" office:value-type="string">
            <text:p>2.48167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def47e287c77f3f427f2998c6451cb74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def3e354717e09b2c41ed510a5993d48" office:value-type="string">
            <text:p> </text:p>
          </table:table-cell>
          <table:table-cell table:style-name="odsStyleTableCell-def3e354717e09b2c41ed510a5993d48" office:value-type="string">
            <text:p>UNIDAD MONETARIA</text:p>
          </table:table-cell>
          <table:table-cell table:style-name="odsStyleTableCell-def3e354717e09b2c41ed510a5993d48" office:value-type="string">
            <text:p>MONEDA</text:p>
          </table:table-cell>
          <table:table-cell table:style-name="odsStyleTableCell-def3e354717e09b2c41ed510a5993d48" office:value-type="string">
            <text:p>TIPO DE CAMBIO EN M.E.</text:p>
          </table:table-cell>
        </table:table-row>
        <table:table-row table:style-name="ro1">
          <table:table-cell table:style-name="odsStyleTableCell-267f5b2533560708e76aa4d35f7e6c13" office:value-type="string">
            <text:p>ORO</text:p>
          </table:table-cell>
          <table:table-cell table:style-name="odsStyleTableCell-267f5b2533560708e76aa4d35f7e6c13" office:value-type="string">
            <text:p>ONZA TROY ORO</text:p>
          </table:table-cell>
          <table:table-cell table:style-name="odsStyleTableCell-267f5b2533560708e76aa4d35f7e6c13" office:value-type="string">
            <text:p>USD./O.T.F.</text:p>
          </table:table-cell>
          <table:table-cell table:style-name="odsStyleTableCell-c661d98921c414ed6bc01f9296b1f6af" office:value-type="string">
            <text:p>2,023.30000</text:p>
          </table:table-cell>
        </table:table-row>
        <table:table-row table:style-name="ro1">
          <table:table-cell table:style-name="odsStyleTableCell-267f5b2533560708e76aa4d35f7e6c13" office:value-type="string">
            <text:p>PLATA</text:p>
          </table:table-cell>
          <table:table-cell table:style-name="odsStyleTableCell-267f5b2533560708e76aa4d35f7e6c13" office:value-type="string">
            <text:p>ONZA TROY PLATA</text:p>
          </table:table-cell>
          <table:table-cell table:style-name="odsStyleTableCell-267f5b2533560708e76aa4d35f7e6c13" office:value-type="string">
            <text:p>USD./O.T.F.</text:p>
          </table:table-cell>
          <table:table-cell table:style-name="odsStyleTableCell-c661d98921c414ed6bc01f9296b1f6af" office:value-type="string">
            <text:p>22.7648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def47e287c77f3f427f2998c6451cb74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def3e354717e09b2c41ed510a5993d48" office:value-type="string">
            <text:p> </text:p>
          </table:table-cell>
          <table:table-cell table:style-name="odsStyleTableCell-def3e354717e09b2c41ed510a5993d48" office:value-type="string">
            <text:p>1 MES</text:p>
          </table:table-cell>
          <table:table-cell table:style-name="odsStyleTableCell-def3e354717e09b2c41ed510a5993d48" office:value-type="string">
            <text:p>3 MESES</text:p>
          </table:table-cell>
          <table:table-cell table:style-name="odsStyleTableCell-def3e354717e09b2c41ed510a5993d48" office:value-type="string">
            <text:p>6 MESES</text:p>
          </table:table-cell>
        </table:table-row>
        <table:table-row table:style-name="ro1">
          <table:table-cell table:style-name="odsStyleTableCell-ed30c83e82f19bd6b0e65c1daa09a699" office:value-type="string">
            <text:p>TASA LIBOR(USD)</text:p>
          </table:table-cell>
          <table:table-cell table:style-name="odsStyleTableCell-c661d98921c414ed6bc01f9296b1f6af" office:value-type="string">
            <text:p>5.44</text:p>
          </table:table-cell>
          <table:table-cell table:style-name="odsStyleTableCell-c661d98921c414ed6bc01f9296b1f6af" office:value-type="string">
            <text:p>5.59</text:p>
          </table:table-cell>
          <table:table-cell table:style-name="odsStyleTableCell-c661d98921c414ed6bc01f9296b1f6af" office:value-type="string">
            <text:p>5.68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267f5b2533560708e76aa4d35f7e6c13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6T13:16:34</meta:creation-date>
    <meta:generator>ods générator</meta:generator>
    <dc:date>2024-10-16T13:16:34</dc:date>
    <meta:editing-duration>PT1S</meta:editing-duration>
    <meta:editing-cycles>1</meta:editing-cycles>
    <meta:document-statistic meta:table-count="1" meta:cell-count="4" meta:object-count="0"/>
  </office:meta>
</office:document-meta>
</file>